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2815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182815" officeooo:paragraph-rsid="00182815"/>
    </style:style>
    <style:style style:name="P4" style:family="paragraph" style:parent-style-name="Text_20_body" style:list-style-name="L2">
      <style:text-properties officeooo:rsid="00182815" officeooo:paragraph-rsid="00182815"/>
    </style:style>
    <style:style style:name="P5" style:family="paragraph" style:parent-style-name="Text_20_body">
      <style:text-properties officeooo:paragraph-rsid="00182815"/>
    </style:style>
    <style:style style:name="P6" style:family="paragraph" style:parent-style-name="code">
      <style:text-properties officeooo:paragraph-rsid="00182815"/>
    </style:style>
    <style:style style:name="P7" style:family="paragraph" style:parent-style-name="code">
      <style:text-properties fo:color="#000000" fo:font-weight="bold" officeooo:paragraph-rsid="00182815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2815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281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82815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7f0055" fo:font-weight="bold" officeooo:rsid="00182815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2a00ff"/>
    </style:style>
    <style:style style:name="T12" style:family="text">
      <style:text-properties fo:color="#3f7f5f"/>
    </style:style>
    <style:style style:name="T13" style:family="text">
      <style:text-properties fo:color="#642880" fo:font-weight="bold" style:font-weight-asian="bold" style:font-weight-complex="bold"/>
    </style:style>
    <style:style style:name="T14" style:family="text">
      <style:text-properties fo:background-color="#ffff00"/>
    </style:style>
    <style:style style:name="T15" style:family="text">
      <style:text-properties officeooo:rsid="00182815" fo:background-color="#ffff00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__RefHeading__3153_591435949" text:style-name="Internet_20_link" text:visited-style-name="Internet_20_link">1. </text:a>Zeiger<text:tab/>1</text:p>
          <text:p text:style-name="P2"><text:a xlink:type="simple" xlink:href="#__RefHeading__3155_591435949" text:style-name="Internet_20_link" text:visited-style-name="Internet_20_link">1.1. </text:a>Aufgabe: strcatdyn<text:tab/>1</text:p>
          <text:p text:style-name="P2"><text:a xlink:type="simple" xlink:href="#__RefHeading__3026_591435949" text:style-name="Internet_20_link" text:visited-style-name="Internet_20_link">1.2. </text:a>Aufgabe: argc-complex<text:tab/>1</text:p>
        </text:index-body>
      </text:table-of-content>
      <text:h text:style-name="Heading_20_1" text:outline-level="1" text:restart-numbering="true" text:start-value="-1"><text:bookmark-start text:name="__RefHeading__3153_591435949"/>Zeiger<text:bookmark-end text:name="__RefHeading__3153_591435949"/></text:h>
      <text:h text:style-name="Heading_20_2" text:outline-level="2"><text:bookmark-start text:name="__RefHeading__3155_591435949"/>Aufgabe: strcatdyn<text:bookmark-end text:name="__RefHeading__3155_591435949"/></text:h>
      <text:p text:style-name="Standard">Schreiben Sie eine <text:span text:style-name="T3">Funktion</text:span> mit dem Namen <text:span text:style-name="T3">strcatdyn()</text:span>, die die Zeiger auf zwei Zeichenketten entgegen nimmt. Die Funktion soll beide Zeichenketten hintereinander in einem von der Funktion <text:span text:style-name="T5">dynamisch</text:span> angelegten Speicherbereich kopieren und die Adresse auf den Beginn dieses Speicherbereichs zurückgeben. Im Fehlerfall soll ein Nullzeiger (NULL) zurückgeben werden. </text:p>
      <text:p text:style-name="Standard">Die Verwendung von Stringfunktionen (siehe string.h) ist <text:span text:style-name="T6">gewünscht</text:span>.</text:p>
      <text:p text:style-name="Standard"/>
      <text:p text:style-name="code">char* strcatdyn(const char* str1, const char* str2);</text:p>
      <text:p text:style-name="Text_20_body"/>
      <text:p text:style-name="Text_20_body">Erstellen Sie ein Testprogramm.</text:p>
      <text:h text:style-name="Heading_20_2" text:outline-level="2"><text:bookmark-start text:name="__RefHeading__3026_591435949"/>Aufgabe: argc-complex <text:bookmark-end text:name="__RefHeading__3026_591435949"/></text:h>
      <text:p text:style-name="P5"><text:a xlink:type="simple" xlink:href="http://en.wikipedia.org/wiki/Complex_number"><text:span text:style-name="T6">http://en.wikipedia.org/wiki/Complex_number</text:span></text:a><text:span text:style-name="T6"> (aufgerufen: 12.01.2015)</text:span></text:p>
      <text:p text:style-name="P5">Das zu erstellende Programm <text:span text:style-name="T3">argc-complex.</text:span><text:span text:style-name="T4">exe</text:span> soll auf folgende Weise aufgerufen werden: </text:p>
      <text:p text:style-name="Text_20_body">./argc-complex.exe "<text:span text:style-name="T6">5</text:span>.0+<text:span text:style-name="T6">6</text:span>.0i" + "-<text:span text:style-name="T6">3</text:span>.0+<text:span text:style-name="T6">4</text:span>.0i"</text:p>
      <text:p text:style-name="Text_20_body">folgende Operatoren sollen verwendet werden können: +, - , *, /</text:p>
      <text:p text:style-name="P5"/>
      <text:p text:style-name="P3">Beispiele:</text:p>
      <text:p text:style-name="P5">./argc-complex.exe "<text:span text:style-name="T6">5</text:span>.0+<text:span text:style-name="T6">6</text:span>.0i" + "-<text:span text:style-name="T6">3</text:span>.0+<text:span text:style-name="T6">4</text:span>.0i"</text:p>
      <text:p text:style-name="P6"><text:span text:style-name="Citation"><text:span text:style-name="T1"><text:s/></text:span></text:span><text:span text:style-name="Citation"><text:span text:style-name="T2">a</text:span></text:span><text:span text:style-name="Citation"><text:span text:style-name="T1"> + </text:span></text:span><text:span text:style-name="Citation"><text:span text:style-name="T2">b</text:span></text:span><text:span text:style-name="Citation"><text:span text:style-name="T1"> <text:s text:c="7"/>= 2.0+10.0i</text:span></text:span></text:p>
      <text:p text:style-name="Text_20_body"/>
      <text:p text:style-name="P5">./argc-complex.exe "<text:span text:style-name="T6">5</text:span>.0+<text:span text:style-name="T6">6</text:span>.0i" - "-<text:span text:style-name="T6">3</text:span>.0+<text:span text:style-name="T6">4</text:span>.0i"</text:p>
      <text:p text:style-name="P6"><text:span text:style-name="Citation"><text:span text:style-name="T1"><text:s/>a - b <text:s text:c="7"/>= 8.0+2.0i</text:span></text:span></text:p>
      <text:p text:style-name="Standard"><text:span text:style-name="Citation"><text:span text:style-name="T1"/></text:span></text:p>
      <text:p text:style-name="P5">./argc-complex.exe "<text:span text:style-name="T6">5</text:span>.0+<text:span text:style-name="T6">6</text:span>.0i" * "-<text:span text:style-name="T6">3</text:span>.0+<text:span text:style-name="T6">4</text:span>.0i"</text:p>
      <text:p text:style-name="P6"><text:span text:style-name="Citation"><text:span text:style-name="T1">a * b <text:s text:c="7"/>= -39.0+2.0i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5">./argc-complex.exe "<text:span text:style-name="T6">5</text:span>.0+<text:span text:style-name="T6">6</text:span>.0i" / "-<text:span text:style-name="T6">3</text:span>.0+<text:span text:style-name="T6">4</text:span>.0i"</text:p>
      <text:p text:style-name="P6"><text:span text:style-name="Citation"><text:span text:style-name="T1"><text:s/>a / b <text:s text:c="7"/>= 0.36-1.52i</text:span></text:span></text:p>
      <text:p text:style-name="P5"><text:span text:style-name="Citation"><text:span text:style-name="T1"/></text:span></text:p>
      <text:p text:style-name="P1"/>
      <text:p text:style-name="Text_20_body">Beachte: Erstellen und verwenden Sie einen Modul namens complex (complex.c u. complex.h)</text:p>
      <text:p text:style-name="P3"><text:span text:style-name="T3">Abgabe</text:span>:</text:p>
      <text:list xml:id="list1773999823532236151" text:style-name="L2">
        <text:list-item>
          <text:p text:style-name="P4">argc-complex.c</text:p>
        </text:list-item>
        <text:list-item>
          <text:p text:style-name="P4">complex.c</text:p>
        </text:list-item>
        <text:list-item>
          <text:p text:style-name="P4">complex.h</text:p>
        </text:list-item>
      </text:list>
      <text:p text:style-name="P3"><text:soft-page-break/></text:p>
      <text:p text:style-name="P3">Hinweis zum Einlesen:</text:p>
      <text:p text:style-name="P6"><text:span text:style-name="T7">#include</text:span><text:span text:style-name="T9"> </text:span><text:span text:style-name="T11">&lt;stdio.h&gt;</text:span></text:p>
      <text:p text:style-name="P6"><text:span text:style-name="T7">#include</text:span><text:span text:style-name="T9"> </text:span><text:span text:style-name="T11">&lt;stdlib.h&gt;</text:span></text:p>
      <text:p text:style-name="P6"><text:span text:style-name="T7">#include</text:span><text:span text:style-name="T9"> </text:span><text:span text:style-name="T11">&lt;string.h&gt;</text:span></text:p>
      <text:p text:style-name="P6"><text:span text:style-name="T12"/></text:p>
      <text:p text:style-name="P6"><text:span text:style-name="T7">int</text:span><text:span text:style-name="T9"> </text:span><text:span text:style-name="T10">main</text:span><text:span text:style-name="T9">(</text:span><text:span text:style-name="T8">int argc, char* argv[]</text:span><text:span text:style-name="T9">) {</text:span></text:p>
      <text:p text:style-name="P6"><text:span text:style-name="T9"><text:tab/></text:span><text:span text:style-name="T7">double</text:span><text:span text:style-name="T9"> realTeil, imaginaerTeil;</text:span></text:p>
      <text:p text:style-name="P6"><text:span text:style-name="T12"/></text:p>
      <text:p text:style-name="P6"/>
      <text:p text:style-name="P7"><text:tab/>sscanf(<text:span text:style-name="T15">argv[1]</text:span><text:span text:style-name="T14">, "%lf+%lfi", <text:s/>&amp;realTeil, &amp;imaginaerTei</text:span>);</text:p>
      <text:p text:style-name="P6"><text:span text:style-name="T9"/></text:p>
      <text:p text:style-name="P6"><text:span text:style-name="T9"><text:tab/></text:span><text:span text:style-name="T13">printf</text:span><text:span text:style-name="T9">(</text:span><text:span text:style-name="T11">"\nRealteil= %.2lf"</text:span><text:span text:style-name="T9">, realTeil);</text:span></text:p>
      <text:p text:style-name="P6"><text:span text:style-name="T9"><text:tab/></text:span><text:span text:style-name="T13">printf</text:span><text:span text:style-name="T9">(</text:span><text:span text:style-name="T11">"\nImaginärteil= %.2lf"</text:span><text:span text:style-name="T9">, imaginaerTeil);</text:span></text:p>
      <text:p text:style-name="P6"><text:span text:style-name="T9"><text:tab/></text:span><text:span text:style-name="T13">printf</text:span><text:span text:style-name="T9">(</text:span><text:span text:style-name="T11">"\n\n"</text:span><text:span text:style-name="T9">);</text:span></text:p>
      <text:p text:style-name="P6"><text:span text:style-name="T9"><text:tab/></text:span><text:span text:style-name="T7">return</text:span><text:span text:style-name="T9"> EXIT_SUCCESS;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-ZEIGER-strcatdyn-argcComplex.odt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08T22:35:52</meta:creation-date>
    <meta:editing-cycles>7</meta:editing-cycles>
    <meta:editing-duration>PT14H21M57S</meta:editing-duration>
    <dc:date>2015-01-12T21:08:13.291723013</dc:date>
    <dc:creator>hofmann </dc:creator>
    <meta:document-statistic meta:table-count="0" meta:image-count="0" meta:object-count="0" meta:page-count="2" meta:paragraph-count="43" meta:word-count="209" meta:character-count="1735" meta:non-whitespace-character-count="153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ome/informatik/.config/libreoffice/3/user/template/arbeitsunterlage.ott" meta:date="2013-02-08T22:35:51"/>
  </office:meta>
</office:document-meta>
</file>